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138.75pt" style:use-optimal-column-width="fals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/>
        <table:table-column table:default-cell-style-name="ACE-0" table:style-name="ACOL-9"/>
        <table:table-column table:default-cell-style-name="ACE-0" table:style-name="ACOL-6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37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7584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460">
            <text:p>84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25">
            <text:p>−22.2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758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Top peat_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190000000000001">
            <text:p>−2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W local peat_ Bottom peat_ 2 Alnus glutinosa_ 1 Alnus b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2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2 Carex_ 5 Alnus glutinosa_ 3 Oenanth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1100000000000003">
            <text:p>−6.1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5 Alnus_ 3 Alisma plantago aqua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400000000000004">
            <text:p>−6.94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3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abscission layers_ 2 Urtica_ 1 Coleoptera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0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Cornus sanguin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199999999999996">
            <text:p>−8.0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Cornus_ 2 Solanum_ 2 Alnus glutinosa_ 1 Atriple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81">
            <text:p>−10.8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1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Alnus c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8200000000000003">
            <text:p>−9.8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3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3 Alisma_ 2 typha_ 1 Alnus_ 1 Solan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900000000000006">
            <text:p>−8.8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202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Alnus bud scales_ Juncus_ Typha_ Lythrum and Urtica seed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100000000000009">
            <text:p>−8.7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36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380">
            <text:p>3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99999999999998">
            <text:p>−2.8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368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4500000000000002">
            <text:p>−3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00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2">
            <text:p>−15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006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1">
            <text:p>−15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203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Top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2101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_ Phragmite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322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350000000000001">
            <text:p>−18.3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323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7725">
            <text:p>77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Alisma plantago-aquatica +++_ 7 trigonous Carex sp._ 2 Oenanthe aquatica_ 5 Berula erecta_ 5 Mentha aquarita and arvensis_ 2 Stachys palustris_ 1 Lycopus europae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32">
            <text:p>−16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422</text:p>
          </table:table-cell>
          <table:table-cell table:style-name="ACE-0" office:value-type="float" office:value="51.770000000000003">
            <text:p>51.77</text:p>
          </table:table-cell>
          <table:table-cell table:style-name="ACE-0" office:value-type="float" office:value="4.2599999999999998">
            <text:p>4.26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129999999999999">
            <text:p>−17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9530</text:p>
          </table:table-cell>
          <table:table-cell table:style-name="ACE-0" office:value-type="float" office:value="52.119999999999997">
            <text:p>52.12</text:p>
          </table:table-cell>
          <table:table-cell table:style-name="ACE-0" office:value-type="float" office:value="4.3899999999999997">
            <text:p>4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440000000000001">
            <text:p>−16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9578</text:p>
          </table:table-cell>
          <table:table-cell table:style-name="ACE-0" office:value-type="float" office:value="51.780000000000001">
            <text:p>51.78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185">
            <text:p>718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Top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4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10000000000001">
            <text:p>−21.2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77">
            <text:p>−20.7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09999999999999">
            <text:p>−20.8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01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35">
            <text:p>813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0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755">
            <text:p>77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510000000000002">
            <text:p>−20.5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2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875">
            <text:p>78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9999999999999">
            <text:p>−20.6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60000000000002">
            <text:p>−21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760000000000002">
            <text:p>−21.76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3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690000000000001">
            <text:p>−21.69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4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0899999999999999">
            <text:p>−7.0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6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499999999999998">
            <text:p>−3.5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5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99999999999999">
            <text:p>−6.5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6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45">
            <text:p>594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300000000000004">
            <text:p>−6.7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2283</text:p>
          </table:table-cell>
          <table:table-cell table:style-name="ACE-0" office:value-type="float" office:value="51.659999999999997">
            <text:p>51.66</text:p>
          </table:table-cell>
          <table:table-cell table:style-name="ACE-0" office:value-type="float" office:value="3.9700000000000002">
            <text:p>3.97</text:p>
          </table:table-cell>
          <table:table-cell table:style-name="ACE-0" office:value-type="float" office:value="7850">
            <text:p>785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Jelgersma1961,Kiden199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300000000000001">
            <text:p>−3.3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245">
            <text:p>42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400000000000001">
            <text:p>−3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25">
            <text:p>45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1399999999999997">
            <text:p>−4.1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5">
            <text:p>−5.2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200000000000001">
            <text:p>−5.6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275">
            <text:p>527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300000000000004">
            <text:p>−6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300000000000002">
            <text:p>−6.53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699999999999999">
            <text:p>−6.6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199999999999998">
            <text:p>−6.7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685">
            <text:p>568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199999999999999">
            <text:p>−6.9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99999999999998">
            <text:p>−7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970000000000001">
            <text:p>−10.9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27">
            <text:p>−11.2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630000000000001">
            <text:p>−11.6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7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039999999999999">
            <text:p>−12.0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7105">
            <text:p>710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68">
            <text:p>−12.6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455">
            <text:p>345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899999999999999">
            <text:p>−2.6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2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3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7">
            <text:p>−3.2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4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099999999999998">
            <text:p>−3.5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79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_ Alder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79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985">
            <text:p>298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_ Oak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16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8599999999999994">
            <text:p>−8.86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1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5">
            <text:p>632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470000000000001">
            <text:p>−10.4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800000000000004">
            <text:p>−9.9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499999999999993">
            <text:p>−9.9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30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4299999999999997">
            <text:p>−9.4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7200000000000006">
            <text:p>−8.7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88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1">
            <text:p>−5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89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690">
            <text:p>469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9199999999999999">
            <text:p>−4.9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899999999999999">
            <text:p>−9.59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1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600000000000001">
            <text:p>−9.1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100000000000001">
            <text:p>−8.9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600000000000005">
            <text:p>−8.0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100000000000001">
            <text:p>−7.4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390">
            <text:p>53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475">
            <text:p>547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399999999999997">
            <text:p>−6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6">
            <text:p>−5.9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7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300000000000001">
            <text:p>−5.8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282</text:p>
          </table:table-cell>
          <table:table-cell table:style-name="ACE-0" office:value-type="float" office:value="51.579999999999998">
            <text:p>51.5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07">
            <text:p>−12.07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Vos1992,Kiden199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37</text:p>
          </table:table-cell>
          <table:table-cell table:style-name="ACE-0" office:value-type="float" office:value="51.640000000000001">
            <text:p>51.64</text:p>
          </table:table-cell>
          <table:table-cell table:style-name="ACE-0" office:value-type="float" office:value="4.1200000000000001">
            <text:p>4.12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2">
            <text:p>−14.5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Vos1992,Kiden199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0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9900000000000002">
            <text:p>3.99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SL regional peat_ Top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57">
            <text:p>−21.57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4</text:p>
          </table:table-cell>
          <table:table-cell table:style-name="ACE-0" office:value-type="float" office:value="51.939999999999998">
            <text:p>51.94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9080">
            <text:p>90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.82">
            <text:p>−24.8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vanHeterenEtal2002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3.8300000000000001">
            <text:p>3.83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800000000000001">
            <text:p>−23.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vanHeterenEtal2002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3.8199999999999998">
            <text:p>3.82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70000000000001">
            <text:p>−25.37</text:p>
          </table:table-cell>
          <table:table-cell table:style-name="ACE-0" office:value-type="float" office:value="0.27000000000000002">
            <text:p>0.2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HeterenEtal2002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0438</text:p>
          </table:table-cell>
          <table:table-cell table:style-name="ACE-0" office:value-type="float" office:value="51.68">
            <text:p>51.68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559999999999999">
            <text:p>−18.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13">
            <text:p>0.13</text:p>
          </table:table-cell>
          <table:table-cell table:style-name="ACE-0" office:value-type="string">
            <text:p>SlupikEtal2013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691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Fine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29999999999999">
            <text:p>−19.63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Etal2011,Vos2013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694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gyttja_ Gyttja on peat_ Fine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00000000000001">
            <text:p>−19.1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VosEtal2011,Vos2013,VosEtal2015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4940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486">
            <text:p>7486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SL regional peat_ Top peat_ Mainly Alisma pl. and Scirp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91">
            <text:p>−16.9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4941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211">
            <text:p>7211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Mainly Alnus fruits and branch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342</text:p>
          </table:table-cell>
          <table:table-cell table:style-name="ACE-0" office:value-type="float" office:value="51.950000000000003">
            <text:p>51.95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Mentha_ Stacchus_ Scirpus lacust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HijmaEtal2009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3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Near top peat_ Alnus fru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0.539999999999999">
            <text:p>−20.5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40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L regional peat_ Bottom peat_ Mentha_ Alisma_ Carex_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50000000000001">
            <text:p>−22.3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string">
            <text:p>HijmaCohen2010,HijmaCohe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121</text:p>
          </table:table-cell>
          <table:table-cell table:style-name="ACE-2" office:value-type="float" office:value="51.350999999999999">
            <text:p>51.351</text:p>
          </table:table-cell>
          <table:table-cell table:style-name="ACE-2" office:value-type="float" office:value="3.9729999999999999">
            <text:p>3.973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38</text:p>
          </table:table-cell>
          <table:table-cell table:style-name="ACE-2" office:value-type="float" office:value="51.637">
            <text:p>51.637</text:p>
          </table:table-cell>
          <table:table-cell table:style-name="ACE-2" office:value-type="float" office:value="4.1189999999999998">
            <text:p>4.119</text:p>
          </table:table-cell>
          <table:table-cell table:style-name="ACE-0" office:value-type="float" office:value="7510">
            <text:p>75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73">
            <text:p>−13.73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Vos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37</text:p>
          </table:table-cell>
          <table:table-cell table:style-name="ACE-2" office:value-type="float" office:value="51.637">
            <text:p>51.637</text:p>
          </table:table-cell>
          <table:table-cell table:style-name="ACE-2" office:value-type="float" office:value="4.1189999999999998">
            <text:p>4.119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30000000000001">
            <text:p>−13.63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Vos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fen-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1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en-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100000000000001">
            <text:p>−3.3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405</text:p>
          </table:table-cell>
          <table:table-cell table:style-name="ACE-2" office:value-type="float" office:value="51.454000000000001">
            <text:p>51.454</text:p>
          </table:table-cell>
          <table:table-cell table:style-name="ACE-2" office:value-type="float" office:value="3.6269999999999998">
            <text:p>3.627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400000000000004">
            <text:p>−4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8763</text:p>
          </table:table-cell>
          <table:table-cell table:style-name="ACE-2" office:value-type="float" office:value="52.07">
            <text:p>52.070</text:p>
          </table:table-cell>
          <table:table-cell table:style-name="ACE-2" office:value-type="float" office:value="4.75">
            <text:p>4.750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hragmites and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5">
            <text:p>−8.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vandePlassche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70</text:p>
          </table:table-cell>
          <table:table-cell table:style-name="ACE-2" office:value-type="float" office:value="51.350000000000001">
            <text:p>51.350</text:p>
          </table:table-cell>
          <table:table-cell table:style-name="ACE-2" office:value-type="float" office:value="4.2670000000000003">
            <text:p>4.267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1">
            <text:p>−2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12</text:p>
          </table:table-cell>
          <table:table-cell table:style-name="ACE-2" office:value-type="float" office:value="51.116999999999997">
            <text:p>51.117</text:p>
          </table:table-cell>
          <table:table-cell table:style-name="ACE-2" office:value-type="float" office:value="4.3040000000000003">
            <text:p>4.304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300000000000001">
            <text:p>−1.8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13</text:p>
          </table:table-cell>
          <table:table-cell table:style-name="ACE-2" office:value-type="float" office:value="51.243000000000002">
            <text:p>51.243</text:p>
          </table:table-cell>
          <table:table-cell table:style-name="ACE-2" office:value-type="float" office:value="4.3860000000000001">
            <text:p>4.386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099999999999998">
            <text:p>−2.0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40" table:style-name="ACE-0"/>
        </table:table-row>
        <table:table-row table:style-name="AROW-1" table:number-rows-repeated="6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2">
          <table:table-cell table:number-columns-repeated="256" table:style-name="Gnumeric-default"/>
        </table:table-row>
        <table:table-row table:style-name="AROW-1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">
          <table:table-cell table:number-columns-repeated="256" table:style-name="Gnumeric-default"/>
        </table:table-row>
        <table:table-row table:style-name="AROW-1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2">
          <table:table-cell table:number-columns-repeated="256" table:style-name="Gnumeric-default"/>
        </table:table-row>
        <table:table-row table:style-name="AROW-1" table:number-rows-repeated="3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256" table:style-name="Gnumeric-default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44">
          <table:table-cell table:number-columns-repeated="256"/>
        </table:table-row>
        <table:table-row table:style-name="AROW-3" table:number-rows-repeated="11">
          <table:table-cell table:number-columns-repeated="256"/>
        </table:table-row>
        <table:table-row table:style-name="AROW-0" table:number-rows-repeated="65275">
          <table:table-cell table:number-columns-repeated="256"/>
        </table:table-row>
        <table:table-row table:style-name="AROW-0" table:number-rows-repeated="2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2" gnm:cursor-row="98">
          <gnm:selection gnm:start-col="2" gnm:start-row="98" gnm:end-col="2" gnm:end-row="9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7:07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